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102cm" svg:stroke-color="#000000" draw:marker-start-width="0.153cm" draw:marker-end-width="0.153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84cm"/>
    </style:style>
    <style:style style:name="gr11" style:family="graphic" style:parent-style-name="standard">
      <style:graphic-properties draw:stroke="none" svg:stroke-color="#000000" draw:fill="none" draw:fill-color="#ffffff" fo:min-height="0.953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1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65cm" svg:height="6.365cm" svg:x="5.912cm" svg:y="1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5.819cm" svg:y1="11.35cm" svg:x2="8.065cm" svg:y2="9.104cm">
            <text:p/>
          </draw:line>
          <draw:line draw:style-name="gr3" draw:text-style-name="P1" draw:layer="layout" svg:x1="12.284cm" svg:y1="11.35cm" svg:x2="14.43cm" svg:y2="9.204cm">
            <text:p/>
          </draw:line>
          <draw:line draw:style-name="gr4" draw:text-style-name="P1" draw:layer="layout" svg:x1="8.065cm" svg:y1="9.104cm" svg:x2="14.43cm" svg:y2="9.104cm">
            <text:p/>
          </draw:line>
          <draw:line draw:style-name="gr3" draw:text-style-name="P1" draw:layer="layout" svg:x1="12.305cm" svg:y1="17.689cm" svg:x2="14.431cm" svg:y2="15.563cm">
            <text:p/>
          </draw:line>
          <draw:line draw:style-name="gr4" draw:text-style-name="P1" draw:layer="layout" svg:x1="14.43cm" svg:y1="9.104cm" svg:x2="14.43cm" svg:y2="15.696cm">
            <text:p/>
          </draw:line>
          <draw:line draw:style-name="gr5" draw:text-style-name="P1" draw:layer="layout" svg:x1="6.42cm" svg:y1="11.35cm" svg:x2="6.42cm" svg:y2="17.715cm">
            <text:p/>
          </draw:line>
          <draw:line draw:style-name="gr5" draw:text-style-name="P1" draw:layer="layout" svg:x1="7.01cm" svg:y1="11.35cm" svg:x2="7.01cm" svg:y2="17.715cm">
            <text:p/>
          </draw:line>
          <draw:line draw:style-name="gr5" draw:text-style-name="P1" draw:layer="layout" svg:x1="6.42cm" svg:y1="11.35cm" svg:x2="6.42cm" svg:y2="17.715cm">
            <text:p/>
          </draw:line>
          <draw:line draw:style-name="gr5" draw:text-style-name="P1" draw:layer="layout" svg:x1="9.368cm" svg:y1="11.35cm" svg:x2="9.368cm" svg:y2="17.715cm">
            <text:p/>
          </draw:line>
          <draw:line draw:style-name="gr5" draw:text-style-name="P1" draw:layer="layout" svg:x1="8.779cm" svg:y1="11.35cm" svg:x2="8.779cm" svg:y2="17.715cm">
            <text:p/>
          </draw:line>
          <draw:line draw:style-name="gr5" draw:text-style-name="P1" draw:layer="layout" svg:x1="8.189cm" svg:y1="11.35cm" svg:x2="8.189cm" svg:y2="17.715cm">
            <text:p/>
          </draw:line>
          <draw:line draw:style-name="gr5" draw:text-style-name="P1" draw:layer="layout" svg:x1="7.6cm" svg:y1="11.35cm" svg:x2="7.6cm" svg:y2="17.715cm">
            <text:p/>
          </draw:line>
          <draw:line draw:style-name="gr5" draw:text-style-name="P1" draw:layer="layout" svg:x1="9.995cm" svg:y1="11.387cm" svg:x2="9.995cm" svg:y2="17.752cm">
            <text:p/>
          </draw:line>
          <draw:line draw:style-name="gr5" draw:text-style-name="P1" draw:layer="layout" svg:x1="10.584cm" svg:y1="11.387cm" svg:x2="10.584cm" svg:y2="17.752cm">
            <text:p/>
          </draw:line>
          <draw:line draw:style-name="gr5" draw:text-style-name="P1" draw:layer="layout" svg:x1="11.764cm" svg:y1="11.387cm" svg:x2="11.764cm" svg:y2="17.752cm">
            <text:p/>
          </draw:line>
          <draw:line draw:style-name="gr5" draw:text-style-name="P1" draw:layer="layout" svg:x1="11.174cm" svg:y1="11.387cm" svg:x2="11.174cm" svg:y2="17.752cm">
            <text:p/>
          </draw:line>
          <draw:line draw:style-name="gr6" draw:text-style-name="P1" draw:layer="layout" svg:x1="6.409cm" svg:y1="11.35cm" svg:x2="8.655cm" svg:y2="9.104cm">
            <text:p/>
          </draw:line>
          <draw:line draw:style-name="gr6" draw:text-style-name="P1" draw:layer="layout" svg:x1="6.998cm" svg:y1="11.35cm" svg:x2="9.244cm" svg:y2="9.104cm">
            <text:p/>
          </draw:line>
          <draw:line draw:style-name="gr6" draw:text-style-name="P1" draw:layer="layout" svg:x1="7.588cm" svg:y1="11.35cm" svg:x2="9.834cm" svg:y2="9.104cm">
            <text:p/>
          </draw:line>
          <draw:line draw:style-name="gr6" draw:text-style-name="P1" draw:layer="layout" svg:x1="8.177cm" svg:y1="11.35cm" svg:x2="10.423cm" svg:y2="9.104cm">
            <text:p/>
          </draw:line>
          <draw:line draw:style-name="gr6" draw:text-style-name="P1" draw:layer="layout" svg:x1="8.767cm" svg:y1="11.35cm" svg:x2="11.013cm" svg:y2="9.104cm">
            <text:p/>
          </draw:line>
          <draw:line draw:style-name="gr6" draw:text-style-name="P1" draw:layer="layout" svg:x1="8.177cm" svg:y1="11.35cm" svg:x2="10.423cm" svg:y2="9.104cm">
            <text:p/>
          </draw:line>
          <draw:line draw:style-name="gr6" draw:text-style-name="P1" draw:layer="layout" svg:x1="9.946cm" svg:y1="11.35cm" svg:x2="12.192cm" svg:y2="9.104cm">
            <text:p/>
          </draw:line>
          <draw:line draw:style-name="gr6" draw:text-style-name="P1" draw:layer="layout" svg:x1="10.536cm" svg:y1="11.35cm" svg:x2="12.782cm" svg:y2="9.104cm">
            <text:p/>
          </draw:line>
          <draw:line draw:style-name="gr6" draw:text-style-name="P1" draw:layer="layout" svg:x1="11.125cm" svg:y1="11.35cm" svg:x2="13.371cm" svg:y2="9.104cm">
            <text:p/>
          </draw:line>
          <draw:line draw:style-name="gr6" draw:text-style-name="P1" draw:layer="layout" svg:x1="11.715cm" svg:y1="11.35cm" svg:x2="13.961cm" svg:y2="9.104cm">
            <text:p/>
          </draw:line>
          <draw:line draw:style-name="gr5" draw:text-style-name="P1" draw:layer="layout" svg:x1="12.648cm" svg:y1="10.945cm" svg:x2="12.648cm" svg:y2="17.31cm">
            <text:p/>
          </draw:line>
          <draw:line draw:style-name="gr5" draw:text-style-name="P1" draw:layer="layout" svg:x1="13.09cm" svg:y1="10.503cm" svg:x2="13.09cm" svg:y2="16.868cm">
            <text:p/>
          </draw:line>
          <draw:line draw:style-name="gr5" draw:text-style-name="P1" draw:layer="layout" svg:x1="13.532cm" svg:y1="10.061cm" svg:x2="13.532cm" svg:y2="16.426cm">
            <text:p/>
          </draw:line>
          <draw:line draw:style-name="gr5" draw:text-style-name="P1" draw:layer="layout" svg:x1="13.975cm" svg:y1="9.618cm" svg:x2="13.975cm" svg:y2="15.983cm">
            <text:p/>
          </draw:line>
          <draw:line draw:style-name="gr4" draw:text-style-name="P1" draw:layer="layout" svg:x1="13.532cm" svg:y1="10.061cm" svg:x2="13.532cm" svg:y2="16.426cm">
            <text:p/>
          </draw:line>
          <draw:line draw:style-name="gr5" draw:text-style-name="P1" draw:layer="layout" svg:x1="7.649cm" svg:y1="9.536cm" svg:x2="14.168cm" svg:y2="9.536cm">
            <text:p/>
          </draw:line>
          <draw:line draw:style-name="gr5" draw:text-style-name="P1" draw:layer="layout" svg:x1="7.196cm" svg:y1="9.989cm" svg:x2="13.715cm" svg:y2="9.989cm">
            <text:p/>
          </draw:line>
          <draw:line draw:style-name="gr5" draw:text-style-name="P1" draw:layer="layout" svg:x1="6.743cm" svg:y1="10.442cm" svg:x2="13.262cm" svg:y2="10.442cm">
            <text:p/>
          </draw:line>
          <draw:line draw:style-name="gr5" draw:text-style-name="P1" draw:layer="layout" svg:x1="6.299cm" svg:y1="10.873cm" svg:x2="12.745cm" svg:y2="10.873cm">
            <text:p/>
          </draw:line>
          <draw:line draw:style-name="gr5" draw:text-style-name="P1" draw:layer="layout" svg:x1="5.902cm" svg:y1="11.905cm" svg:x2="12.267cm" svg:y2="11.905cm">
            <text:p/>
          </draw:line>
          <draw:line draw:style-name="gr5" draw:text-style-name="P1" draw:layer="layout" svg:x1="5.902cm" svg:y1="12.494cm" svg:x2="12.267cm" svg:y2="12.494cm">
            <text:p/>
          </draw:line>
          <draw:line draw:style-name="gr5" draw:text-style-name="P1" draw:layer="layout" svg:x1="5.902cm" svg:y1="13.084cm" svg:x2="12.267cm" svg:y2="13.084cm">
            <text:p/>
          </draw:line>
          <draw:line draw:style-name="gr5" draw:text-style-name="P1" draw:layer="layout" svg:x1="5.902cm" svg:y1="13.673cm" svg:x2="12.267cm" svg:y2="13.673cm">
            <text:p/>
          </draw:line>
          <draw:line draw:style-name="gr5" draw:text-style-name="P1" draw:layer="layout" svg:x1="5.902cm" svg:y1="14.263cm" svg:x2="12.267cm" svg:y2="14.263cm">
            <text:p/>
          </draw:line>
          <draw:line draw:style-name="gr5" draw:text-style-name="P1" draw:layer="layout" svg:x1="5.902cm" svg:y1="14.853cm" svg:x2="12.267cm" svg:y2="14.853cm">
            <text:p/>
          </draw:line>
          <draw:line draw:style-name="gr5" draw:text-style-name="P1" draw:layer="layout" svg:x1="5.902cm" svg:y1="15.442cm" svg:x2="12.267cm" svg:y2="15.442cm">
            <text:p/>
          </draw:line>
          <draw:line draw:style-name="gr5" draw:text-style-name="P1" draw:layer="layout" svg:x1="5.902cm" svg:y1="16.032cm" svg:x2="12.267cm" svg:y2="16.032cm">
            <text:p/>
          </draw:line>
          <draw:line draw:style-name="gr5" draw:text-style-name="P1" draw:layer="layout" svg:x1="5.902cm" svg:y1="16.621cm" svg:x2="12.267cm" svg:y2="16.621cm">
            <text:p/>
          </draw:line>
          <draw:line draw:style-name="gr5" draw:text-style-name="P1" draw:layer="layout" svg:x1="5.902cm" svg:y1="17.211cm" svg:x2="12.267cm" svg:y2="17.211cm">
            <text:p/>
          </draw:line>
          <draw:line draw:style-name="gr5" draw:text-style-name="P1" draw:layer="layout" svg:x1="5.902cm" svg:y1="16.621cm" svg:x2="12.267cm" svg:y2="16.621cm">
            <text:p/>
          </draw:line>
          <draw:line draw:style-name="gr7" draw:text-style-name="P1" draw:layer="layout" svg:x1="12.331cm" svg:y1="11.952cm" svg:x2="14.43cm" svg:y2="9.853cm">
            <text:p/>
          </draw:line>
          <draw:line draw:style-name="gr7" draw:text-style-name="P1" draw:layer="layout" svg:x1="12.331cm" svg:y1="12.541cm" svg:x2="14.43cm" svg:y2="10.442cm">
            <text:p/>
          </draw:line>
          <draw:line draw:style-name="gr7" draw:text-style-name="P1" draw:layer="layout" svg:x1="12.331cm" svg:y1="13.131cm" svg:x2="14.43cm" svg:y2="11.032cm">
            <text:p/>
          </draw:line>
          <draw:line draw:style-name="gr7" draw:text-style-name="P1" draw:layer="layout" svg:x1="12.331cm" svg:y1="13.721cm" svg:x2="14.43cm" svg:y2="11.622cm">
            <text:p/>
          </draw:line>
          <draw:line draw:style-name="gr7" draw:text-style-name="P1" draw:layer="layout" svg:x1="12.331cm" svg:y1="14.31cm" svg:x2="14.43cm" svg:y2="12.211cm">
            <text:p/>
          </draw:line>
          <draw:line draw:style-name="gr8" draw:text-style-name="P1" draw:layer="layout" svg:x1="12.331cm" svg:y1="14.6cm" svg:x2="14.43cm" svg:y2="12.501cm">
            <text:p/>
          </draw:line>
          <draw:line draw:style-name="gr7" draw:text-style-name="P1" draw:layer="layout" svg:x1="12.331cm" svg:y1="15.189cm" svg:x2="14.43cm" svg:y2="13.09cm">
            <text:p/>
          </draw:line>
          <draw:line draw:style-name="gr7" draw:text-style-name="P1" draw:layer="layout" svg:x1="12.331cm" svg:y1="15.779cm" svg:x2="14.43cm" svg:y2="13.68cm">
            <text:p/>
          </draw:line>
          <draw:line draw:style-name="gr7" draw:text-style-name="P1" draw:layer="layout" svg:x1="12.331cm" svg:y1="16.569cm" svg:x2="14.43cm" svg:y2="14.47cm">
            <text:p/>
          </draw:line>
          <draw:line draw:style-name="gr7" draw:text-style-name="P1" draw:layer="layout" svg:x1="12.331cm" svg:y1="17.158cm" svg:x2="14.43cm" svg:y2="15.059cm">
            <text:p/>
          </draw:line>
          <draw:line draw:style-name="gr7" draw:text-style-name="P1" draw:layer="layout" svg:x1="12.331cm" svg:y1="16.269cm" svg:x2="14.43cm" svg:y2="14.17cm">
            <text:p/>
          </draw:line>
          <draw:line draw:style-name="gr5" draw:text-style-name="P1" draw:layer="layout" svg:x1="5.903cm" svg:y1="12.205cm" svg:x2="12.268cm" svg:y2="12.205cm">
            <text:p/>
          </draw:line>
          <draw:line draw:style-name="gr5" draw:text-style-name="P1" draw:layer="layout" svg:x1="5.903cm" svg:y1="12.794cm" svg:x2="12.268cm" svg:y2="12.794cm">
            <text:p/>
          </draw:line>
          <draw:line draw:style-name="gr5" draw:text-style-name="P1" draw:layer="layout" svg:x1="5.903cm" svg:y1="13.384cm" svg:x2="12.268cm" svg:y2="13.384cm">
            <text:p/>
          </draw:line>
          <draw:line draw:style-name="gr5" draw:text-style-name="P1" draw:layer="layout" svg:x1="5.903cm" svg:y1="13.973cm" svg:x2="12.268cm" svg:y2="13.973cm">
            <text:p/>
          </draw:line>
          <draw:line draw:style-name="gr4" draw:text-style-name="P1" draw:layer="layout" svg:x1="5.903cm" svg:y1="14.563cm" svg:x2="12.268cm" svg:y2="14.563cm">
            <text:p/>
          </draw:line>
          <draw:line draw:style-name="gr5" draw:text-style-name="P1" draw:layer="layout" svg:x1="5.903cm" svg:y1="15.153cm" svg:x2="12.268cm" svg:y2="15.153cm">
            <text:p/>
          </draw:line>
          <draw:line draw:style-name="gr5" draw:text-style-name="P1" draw:layer="layout" svg:x1="5.903cm" svg:y1="15.742cm" svg:x2="12.268cm" svg:y2="15.742cm">
            <text:p/>
          </draw:line>
          <draw:line draw:style-name="gr5" draw:text-style-name="P1" draw:layer="layout" svg:x1="5.903cm" svg:y1="16.332cm" svg:x2="12.268cm" svg:y2="16.332cm">
            <text:p/>
          </draw:line>
          <draw:line draw:style-name="gr5" draw:text-style-name="P1" draw:layer="layout" svg:x1="5.903cm" svg:y1="16.921cm" svg:x2="12.268cm" svg:y2="16.921cm">
            <text:p/>
          </draw:line>
          <draw:line draw:style-name="gr5" draw:text-style-name="P1" draw:layer="layout" svg:x1="5.903cm" svg:y1="17.511cm" svg:x2="12.268cm" svg:y2="17.511cm">
            <text:p/>
          </draw:line>
          <draw:line draw:style-name="gr5" draw:text-style-name="P1" draw:layer="layout" svg:x1="5.903cm" svg:y1="16.921cm" svg:x2="12.268cm" svg:y2="16.921cm">
            <text:p/>
          </draw:line>
          <draw:line draw:style-name="gr5" draw:text-style-name="P1" draw:layer="layout" svg:x1="5.903cm" svg:y1="11.605cm" svg:x2="12.268cm" svg:y2="11.605cm">
            <text:p/>
          </draw:line>
          <draw:line draw:style-name="gr5" draw:text-style-name="P1" draw:layer="layout" svg:x1="5.903cm" svg:y1="11.905cm" svg:x2="12.268cm" svg:y2="11.905cm">
            <text:p/>
          </draw:line>
          <draw:line draw:style-name="gr5" draw:text-style-name="P1" draw:layer="layout" svg:x1="6.12cm" svg:y1="11.35cm" svg:x2="6.12cm" svg:y2="17.715cm">
            <text:p/>
          </draw:line>
          <draw:line draw:style-name="gr5" draw:text-style-name="P1" draw:layer="layout" svg:x1="6.71cm" svg:y1="11.35cm" svg:x2="6.71cm" svg:y2="17.715cm">
            <text:p/>
          </draw:line>
          <draw:line draw:style-name="gr5" draw:text-style-name="P1" draw:layer="layout" svg:x1="6.12cm" svg:y1="11.35cm" svg:x2="6.12cm" svg:y2="17.715cm">
            <text:p/>
          </draw:line>
          <draw:line draw:style-name="gr4" draw:text-style-name="P1" draw:layer="layout" svg:x1="9.068cm" svg:y1="11.35cm" svg:x2="9.068cm" svg:y2="17.715cm">
            <text:p/>
          </draw:line>
          <draw:line draw:style-name="gr5" draw:text-style-name="P1" draw:layer="layout" svg:x1="8.479cm" svg:y1="11.35cm" svg:x2="8.479cm" svg:y2="17.715cm">
            <text:p/>
          </draw:line>
          <draw:line draw:style-name="gr5" draw:text-style-name="P1" draw:layer="layout" svg:x1="7.889cm" svg:y1="11.35cm" svg:x2="7.889cm" svg:y2="17.715cm">
            <text:p/>
          </draw:line>
          <draw:line draw:style-name="gr5" draw:text-style-name="P1" draw:layer="layout" svg:x1="7.3cm" svg:y1="11.35cm" svg:x2="7.3cm" svg:y2="17.715cm">
            <text:p/>
          </draw:line>
          <draw:line draw:style-name="gr5" draw:text-style-name="P1" draw:layer="layout" svg:x1="9.695cm" svg:y1="11.387cm" svg:x2="9.695cm" svg:y2="17.752cm">
            <text:p/>
          </draw:line>
          <draw:line draw:style-name="gr5" draw:text-style-name="P1" draw:layer="layout" svg:x1="10.284cm" svg:y1="11.387cm" svg:x2="10.284cm" svg:y2="17.752cm">
            <text:p/>
          </draw:line>
          <draw:line draw:style-name="gr5" draw:text-style-name="P1" draw:layer="layout" svg:x1="11.464cm" svg:y1="11.387cm" svg:x2="11.464cm" svg:y2="17.752cm">
            <text:p/>
          </draw:line>
          <draw:line draw:style-name="gr5" draw:text-style-name="P1" draw:layer="layout" svg:x1="10.874cm" svg:y1="11.387cm" svg:x2="10.874cm" svg:y2="17.752cm">
            <text:p/>
          </draw:line>
          <draw:line draw:style-name="gr5" draw:text-style-name="P1" draw:layer="layout" svg:x1="12.064cm" svg:y1="11.388cm" svg:x2="12.064cm" svg:y2="17.753cm">
            <text:p/>
          </draw:line>
          <draw:line draw:style-name="gr7" draw:text-style-name="P1" draw:layer="layout" svg:x1="12.332cm" svg:y1="14.841cm" svg:x2="14.431cm" svg:y2="12.742cm">
            <text:p/>
          </draw:line>
          <draw:line draw:style-name="gr7" draw:text-style-name="P1" draw:layer="layout" svg:x1="12.332cm" svg:y1="15.431cm" svg:x2="14.431cm" svg:y2="13.332cm">
            <text:p/>
          </draw:line>
          <draw:line draw:style-name="gr7" draw:text-style-name="P1" draw:layer="layout" svg:x1="12.332cm" svg:y1="16.021cm" svg:x2="14.431cm" svg:y2="13.922cm">
            <text:p/>
          </draw:line>
          <draw:line draw:style-name="gr7" draw:text-style-name="P1" draw:layer="layout" svg:x1="12.332cm" svg:y1="16.91cm" svg:x2="14.431cm" svg:y2="14.811cm">
            <text:p/>
          </draw:line>
          <draw:line draw:style-name="gr7" draw:text-style-name="P1" draw:layer="layout" svg:x1="12.332cm" svg:y1="11.553cm" svg:x2="14.431cm" svg:y2="9.454cm">
            <text:p/>
          </draw:line>
          <draw:line draw:style-name="gr7" draw:text-style-name="P1" draw:layer="layout" svg:x1="12.332cm" svg:y1="12.242cm" svg:x2="14.431cm" svg:y2="10.143cm">
            <text:p/>
          </draw:line>
          <draw:line draw:style-name="gr7" draw:text-style-name="P1" draw:layer="layout" svg:x1="12.332cm" svg:y1="12.832cm" svg:x2="14.431cm" svg:y2="10.733cm">
            <text:p/>
          </draw:line>
          <draw:line draw:style-name="gr7" draw:text-style-name="P1" draw:layer="layout" svg:x1="12.332cm" svg:y1="13.422cm" svg:x2="14.452cm" svg:y2="11.302cm">
            <text:p/>
          </draw:line>
          <draw:line draw:style-name="gr7" draw:text-style-name="P1" draw:layer="layout" svg:x1="12.332cm" svg:y1="14.011cm" svg:x2="14.431cm" svg:y2="11.912cm">
            <text:p/>
          </draw:line>
          <draw:line draw:style-name="gr7" draw:text-style-name="P1" draw:layer="layout" svg:x1="12.332cm" svg:y1="17.459cm" svg:x2="14.431cm" svg:y2="15.36cm">
            <text:p/>
          </draw:line>
          <draw:line draw:style-name="gr5" draw:text-style-name="P1" draw:layer="layout" svg:x1="12.849cm" svg:y1="10.745cm" svg:x2="12.849cm" svg:y2="17.11cm">
            <text:p/>
          </draw:line>
          <draw:line draw:style-name="gr5" draw:text-style-name="P1" draw:layer="layout" svg:x1="13.291cm" svg:y1="10.303cm" svg:x2="13.291cm" svg:y2="16.668cm">
            <text:p/>
          </draw:line>
          <draw:line draw:style-name="gr5" draw:text-style-name="P1" draw:layer="layout" svg:x1="13.733cm" svg:y1="9.861cm" svg:x2="13.733cm" svg:y2="16.226cm">
            <text:p/>
          </draw:line>
          <draw:line draw:style-name="gr5" draw:text-style-name="P1" draw:layer="layout" svg:x1="14.176cm" svg:y1="9.418cm" svg:x2="14.176cm" svg:y2="15.783cm">
            <text:p/>
          </draw:line>
          <draw:line draw:style-name="gr5" draw:text-style-name="P1" draw:layer="layout" svg:x1="13.733cm" svg:y1="9.861cm" svg:x2="13.733cm" svg:y2="16.226cm">
            <text:p/>
          </draw:line>
          <draw:line draw:style-name="gr5" draw:text-style-name="P1" draw:layer="layout" svg:x1="12.448cm" svg:y1="11.146cm" svg:x2="12.448cm" svg:y2="17.511cm">
            <text:p/>
          </draw:line>
          <draw:line draw:style-name="gr5" draw:text-style-name="P1" draw:layer="layout" svg:x1="7.911cm" svg:y1="9.276cm" svg:x2="14.43cm" svg:y2="9.276cm">
            <text:p/>
          </draw:line>
          <draw:line draw:style-name="gr5" draw:text-style-name="P1" draw:layer="layout" svg:x1="7.459cm" svg:y1="9.729cm" svg:x2="13.978cm" svg:y2="9.729cm">
            <text:p/>
          </draw:line>
          <draw:line draw:style-name="gr4" draw:text-style-name="P1" draw:layer="layout" svg:x1="7.006cm" svg:y1="10.182cm" svg:x2="13.525cm" svg:y2="10.182cm">
            <text:p/>
          </draw:line>
          <draw:line draw:style-name="gr5" draw:text-style-name="P1" draw:layer="layout" svg:x1="6.558cm" svg:y1="10.632cm" svg:x2="13.16cm" svg:y2="10.632cm">
            <text:p/>
          </draw:line>
          <draw:line draw:style-name="gr5" draw:text-style-name="P1" draw:layer="layout" svg:x1="6.111cm" svg:y1="11.064cm" svg:x2="12.557cm" svg:y2="11.064cm">
            <text:p/>
          </draw:line>
          <draw:line draw:style-name="gr6" draw:text-style-name="P1" draw:layer="layout" svg:x1="6.71cm" svg:y1="11.35cm" svg:x2="8.956cm" svg:y2="9.104cm">
            <text:p/>
          </draw:line>
          <draw:line draw:style-name="gr6" draw:text-style-name="P1" draw:layer="layout" svg:x1="7.299cm" svg:y1="11.35cm" svg:x2="9.545cm" svg:y2="9.104cm">
            <text:p/>
          </draw:line>
          <draw:line draw:style-name="gr6" draw:text-style-name="P1" draw:layer="layout" svg:x1="7.889cm" svg:y1="11.35cm" svg:x2="10.135cm" svg:y2="9.104cm">
            <text:p/>
          </draw:line>
          <draw:line draw:style-name="gr6" draw:text-style-name="P1" draw:layer="layout" svg:x1="8.478cm" svg:y1="11.35cm" svg:x2="10.724cm" svg:y2="9.104cm">
            <text:p/>
          </draw:line>
          <draw:line draw:style-name="gr6" draw:text-style-name="P1" draw:layer="layout" svg:x1="8.478cm" svg:y1="11.35cm" svg:x2="10.724cm" svg:y2="9.104cm">
            <text:p/>
          </draw:line>
          <draw:line draw:style-name="gr6" draw:text-style-name="P1" draw:layer="layout" svg:x1="9.306cm" svg:y1="11.375cm" svg:x2="11.552cm" svg:y2="9.129cm">
            <text:p/>
          </draw:line>
          <draw:line draw:style-name="gr6" draw:text-style-name="P1" draw:layer="layout" svg:x1="9.959cm" svg:y1="11.338cm" svg:x2="12.205cm" svg:y2="9.092cm">
            <text:p/>
          </draw:line>
          <draw:line draw:style-name="gr6" draw:text-style-name="P1" draw:layer="layout" svg:x1="10.549cm" svg:y1="11.338cm" svg:x2="12.795cm" svg:y2="9.092cm">
            <text:p/>
          </draw:line>
          <draw:line draw:style-name="gr6" draw:text-style-name="P1" draw:layer="layout" svg:x1="11.138cm" svg:y1="11.338cm" svg:x2="13.384cm" svg:y2="9.092cm">
            <text:p/>
          </draw:line>
          <draw:line draw:style-name="gr6" draw:text-style-name="P1" draw:layer="layout" svg:x1="11.728cm" svg:y1="11.338cm" svg:x2="13.974cm" svg:y2="9.092cm">
            <text:p/>
          </draw:line>
          <draw:line draw:style-name="gr7" draw:text-style-name="P1" draw:layer="layout" svg:x1="12.344cm" svg:y1="11.94cm" svg:x2="14.443cm" svg:y2="9.841cm">
            <text:p/>
          </draw:line>
          <draw:line draw:style-name="gr7" draw:text-style-name="P1" draw:layer="layout" svg:x1="12.345cm" svg:y1="11.541cm" svg:x2="14.444cm" svg:y2="9.442cm">
            <text:p/>
          </draw:line>
          <draw:line draw:style-name="gr6" draw:text-style-name="P1" draw:layer="layout" svg:x1="10.236cm" svg:y1="11.35cm" svg:x2="12.482cm" svg:y2="9.104cm">
            <text:p/>
          </draw:line>
          <draw:line draw:style-name="gr6" draw:text-style-name="P1" draw:layer="layout" svg:x1="10.825cm" svg:y1="11.35cm" svg:x2="13.071cm" svg:y2="9.104cm">
            <text:p/>
          </draw:line>
          <draw:line draw:style-name="gr6" draw:text-style-name="P1" draw:layer="layout" svg:x1="11.415cm" svg:y1="11.35cm" svg:x2="13.661cm" svg:y2="9.104cm">
            <text:p/>
          </draw:line>
          <draw:line draw:style-name="gr6" draw:text-style-name="P1" draw:layer="layout" svg:x1="10.249cm" svg:y1="11.338cm" svg:x2="12.495cm" svg:y2="9.092cm">
            <text:p/>
          </draw:line>
          <draw:line draw:style-name="gr6" draw:text-style-name="P1" draw:layer="layout" svg:x1="10.838cm" svg:y1="11.338cm" svg:x2="13.084cm" svg:y2="9.092cm">
            <text:p/>
          </draw:line>
          <draw:line draw:style-name="gr6" draw:text-style-name="P1" draw:layer="layout" svg:x1="11.428cm" svg:y1="11.338cm" svg:x2="13.674cm" svg:y2="9.092cm">
            <text:p/>
          </draw:line>
          <draw:line draw:style-name="gr6" draw:text-style-name="P1" draw:layer="layout" svg:x1="9.66cm" svg:y1="11.338cm" svg:x2="11.906cm" svg:y2="9.092cm">
            <text:p/>
          </draw:line>
          <draw:line draw:style-name="gr2" draw:text-style-name="P1" draw:layer="layout" svg:x1="9.061cm" svg:y1="11.338cm" svg:x2="11.307cm" svg:y2="9.092cm">
            <text:p/>
          </draw:line>
          <draw:line draw:style-name="gr6" draw:text-style-name="P1" draw:layer="layout" svg:x1="6.109cm" svg:y1="11.35cm" svg:x2="8.355cm" svg:y2="9.104cm">
            <text:p/>
          </draw:line>
          <draw:line draw:style-name="gr6" draw:text-style-name="P1" draw:layer="layout" svg:x1="12.028cm" svg:y1="11.338cm" svg:x2="14.274cm" svg:y2="9.092cm">
            <text:p/>
          </draw:line>
        </draw:g>
        <draw:line draw:style-name="gr9" draw:text-style-name="P1" draw:layer="layout" svg:x1="13.954cm" svg:y1="19.796cm" svg:x2="15.732cm" svg:y2="18.018cm">
          <text:p/>
        </draw:line>
        <draw:line draw:style-name="gr9" draw:text-style-name="P1" draw:layer="layout" svg:x1="13.954cm" svg:y1="19.796cm" svg:x2="10.652cm" svg:y2="19.796cm">
          <text:p/>
        </draw:line>
        <draw:line draw:style-name="gr9" draw:text-style-name="P1" draw:layer="layout" svg:x1="13.954cm" svg:y1="19.796cm" svg:x2="13.954cm" svg:y2="17.256cm">
          <text:p/>
        </draw:line>
        <draw:frame draw:style-name="gr10" draw:text-style-name="P2" draw:layer="layout" svg:width="0.81cm" svg:height="1.534cm" svg:x="15.446cm" svg:y="18.21cm">
          <draw:text-box>
            <text:p><text:span text:style-name="T1">x</text:span></text:p>
          </draw:text-box>
        </draw:frame>
        <draw:frame draw:style-name="gr11" draw:text-style-name="P2" draw:layer="layout" svg:width="0.965cm" svg:height="1.203cm" svg:x="10.233cm" svg:y="19.75cm">
          <draw:text-box>
            <text:p><text:span text:style-name="T1">y</text:span></text:p>
          </draw:text-box>
        </draw:frame>
        <draw:frame draw:style-name="gr12" draw:text-style-name="P2" draw:layer="layout" svg:width="1.016cm" svg:height="1.266cm" svg:x="14.054cm" svg:y="16.74cm">
          <draw:text-box>
            <text:p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0:43:58.082780383</meta:creation-date>
    <dc:date>2015-09-13T21:40:29.964996034</dc:date>
    <dc:creator>Ashwin </dc:creator>
    <meta:editing-duration>PT50S</meta:editing-duration>
    <meta:editing-cycles>4</meta:editing-cycles>
    <meta:generator>LibreOffice/4.2.8.2$Linux_X86_64 LibreOffice_project/420m0$Build-2</meta:generator>
    <meta:document-statistic meta:object-count="133"/>
  </office:meta>
</office:document-meta>
</file>